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2" office:value-type="string">
            <text:p>Key</text:p>
          </table:table-cell>
          <table:table-cell table:style-name="ce12" office:value-type="string" table:number-columns-spanned="4" table:number-rows-spanned="1">
            <text:p>Explanation</text:p>
          </table:table-cell>
          <table:covered-table-cell table:number-columns-repeated="3" table:style-name="ce14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1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3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office:value-type="string">
            <text:p>TODO</text:p>
          </table:table-cell>
          <table:table-cell table:number-columns-repeated="4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3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9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 (+1 Scrap Metal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Shipyard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Weapon Forge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 table:number-columns-repeated="6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Hydrocarbon</text:p>
          </table:table-cell>
          <table:table-cell table:number-columns-repeated="13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>
          <table:table-cell office:value-type="string">
            <text:p>Scrap Metal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3"/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 table:number-rows-repeated="1048535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00:52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3-22T01:39:59</dc:date>
    <meta:editing-duration>PT59M46S</meta:editing-duration>
    <meta:editing-cycles>43</meta:editing-cycles>
    <meta:generator>LibreOffice/3.6$Linux_X86_64 LibreOffice_project/360m1$Build-2</meta:generator>
    <meta:document-statistic meta:table-count="1" meta:cell-count="100" meta:object-count="0"/>
  </office:meta>
</office:document-meta>
</file>